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4"/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'Capital costs'.E7]" office:value-type="currency" office:currency="CAD" office:value="5370" calcext:value-type="currency">
            <text:p>$5,37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'Material costs'.E6]" office:value-type="currency" office:currency="CAD" office:value="960" calcext:value-type="currency">
            <text:p>$9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onthly recurring costs (Glia)</text:p>
          </table:table-cell>
          <table:covered-table-cell table:number-columns-repeated="3"/>
          <table:table-cell table:formula="of:=['Monthly recurring costs (Glia)'.E6]" office:value-type="currency" office:currency="CAD" office:value="1320" calcext:value-type="currency">
            <text:p>$1,320.00</text:p>
          </table:table-cell>
        </table:table-row>
        <table:table-row table:style-name="ro1">
          <table:table-cell office:value-type="string" calcext:value-type="string">
            <text:p>Monthly recurring costs (UCST)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:.E4])" office:value-type="currency" office:currency="CAD" office:value="7650" calcext:value-type="currency">
            <text:p>$7,650.00</text:p>
          </table:table-cell>
        </table:table-row>
      </table:table>
      <table:table table:name="Capital costs" table:style-name="ta1">
        <table:table-column table:style-name="co3" table:number-columns-repeated="4" table:default-cell-style-name="Default"/>
        <table:table-column table:style-name="co3" table:default-cell-style-name="ce5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3D printer</text:p>
          </table:table-cell>
          <table:table-cell office:value-type="string" calcext:value-type="string">
            <text:p>Prusa i3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currency" office:currency="CAD" office:value="2400" calcext:value-type="currency">
            <text:p>$2,400.00</text:p>
          </table:table-cell>
        </table:table-row>
        <table:table-row table:style-name="ro1">
          <table:table-cell office:value-type="string" calcext:value-type="string">
            <text:p>Filament extruder</text:p>
          </table:table-cell>
          <table:table-cell office:value-type="string" calcext:value-type="string">
            <text:p>Filastru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Filament winder</text:p>
          </table:table-cell>
          <table:table-cell office:value-type="string" calcext:value-type="string">
            <text:p>Filawind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currency" office:currency="CAD" office:value="170" calcext:value-type="currency">
            <text:p>$170.00</text:p>
          </table:table-cell>
        </table:table-row>
        <table:table-row table:style-name="ro1">
          <table:table-cell office:value-type="string" calcext:value-type="string">
            <text:p>Printer enclosure cabi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currency" office:currency="CAD" office:value="500" calcext:value-type="currency">
            <text:p>$500.00</text:p>
          </table:table-cell>
        </table:table-row>
        <table:table-row table:style-name="ro1">
          <table:table-cell office:value-type="string" calcext:value-type="string">
            <text:p>Makerspace furnishings</text:p>
          </table:table-cell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CA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6])" office:value-type="currency" office:currency="CAD" office:value="5370" calcext:value-type="currency">
            <text:p>$5,370.00</text:p>
          </table:table-cell>
        </table:table-row>
      </table:table>
      <table:table table:name="Material costs" table:style-name="ta1">
        <table:table-column table:style-name="co3" table:number-columns-repeated="4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Material co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Thinn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400" calcext:value-type="currency">
            <text:p>$400.00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table:number-columns-repeated="3"/>
          <table:table-cell office:value-type="currency" office:currency="CAD" office:value="500" calcext:value-type="currency">
            <text:p>$5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:.E5])" office:value-type="currency" office:currency="CAD" office:value="960" calcext:value-type="currency">
            <text:p>$960.00</text:p>
          </table:table-cell>
        </table:table-row>
      </table:table>
      <table:table table:name="Monthly recurring costs (Glia)" table:style-name="ta1">
        <table:table-column table:style-name="co3" table:number-columns-repeated="4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Monthly recurring costs (Glia)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Monthly unit cost</text:p>
          </table:table-cell>
          <table:table-cell table:style-name="Default"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Salary cos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Equipment 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CAD" office:value="120" calcext:value-type="currency">
            <text:p>$12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:.E5])" office:value-type="currency" office:currency="CAD" office:value="1320" calcext:value-type="currency">
            <text:p>$1,320.00</text:p>
          </table:table-cell>
        </table:table-row>
      </table:table>
      <table:table table:name="Monthly recurring costs (UCST)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onthly recurring costs (UCS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Monthly unit cost</text:p>
          </table:table-cell>
          <table:table-cell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To be decid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3" table:formula="of:=SUM([.E3:.E4])" office:value-type="currency" office:currency="CAD" office:value="0" calcext:value-type="currency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00-00-00</text:date>, <text:time style:data-style-name="N2" text:time-value="08:11:06.267991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7-03-26T08:24:18.414198229</dc:date>
    <meta:editing-duration>PT9H17M41S</meta:editing-duration>
    <meta:editing-cycles>21</meta:editing-cycles>
    <meta:generator>LibreOffice/5.3.1.2$Linux_X86_64 LibreOffice_project/30m0$Build-2</meta:generator>
    <meta:document-statistic meta:table-count="5" meta:cell-count="86" meta:object-count="0"/>
  </office:meta>
</office:document-meta>
</file>